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34.5pt" fo:break-before="auto" style:use-optimal-row-height="false"/>
    </style:style>
    <style:style style:name="ro4" style:family="table-row">
      <style:table-row-properties style:row-height="22.51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57pt" fo:break-before="auto" style:use-optimal-row-height="false"/>
    </style:style>
    <style:style style:name="ta1" style:family="table" style:master-page-name="PageStyle_5f_Лист2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2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1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Функции в электронных таблицах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4" table:number-rows-spanned="1">
            <text:p>Функции математические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1.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9"/>
          <table:covered-table-cell table:style-name="ce10"/>
          <table:table-cell table:style-name="ce11" office:value-type="float" office:value="56" calcext:value-type="float">
            <text:p>56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десятков в нем:</text:p>
          </table:table-cell>
          <table:covered-table-cell table:style-name="ce9"/>
          <table:covered-table-cell table:style-name="ce10"/>
          <table:table-cell table:style-name="ce11" table:formula="of:=INT([.D5]/10)" office:value-type="float" office:value="5" calcext:value-type="float">
            <text:p>5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единиц в нем:</text:p>
          </table:table-cell>
          <table:covered-table-cell table:style-name="ce9"/>
          <table:covered-table-cell table:style-name="ce10"/>
          <table:table-cell table:style-name="ce11" table:formula="of:=MOD([.D5];10)" office:value-type="float" office:value="6" calcext:value-type="float">
            <text:p>6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Сумма его цифр:</text:p>
          </table:table-cell>
          <table:covered-table-cell table:style-name="ce9"/>
          <table:covered-table-cell table:style-name="ce10"/>
          <table:table-cell table:style-name="ce11" table:formula="of:=SUM([.D6];[.D7])" office:value-type="float" office:value="11" calcext:value-type="float">
            <text:p>11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роизведение его цифр:</text:p>
          </table:table-cell>
          <table:covered-table-cell table:style-name="ce9"/>
          <table:covered-table-cell table:style-name="ce10"/>
          <table:table-cell table:style-name="ce11" table:formula="of:=PRODUCT([.D6];[.D7])" office:value-type="float" office:value="30" calcext:value-type="float">
            <text:p>30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4" table:number-rows-spanned="1">
            <text:p>2. Дано двузначное число. Получить число, образованное при перестановке цифр заданного числа 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9"/>
          <table:covered-table-cell table:style-name="ce10"/>
          <table:table-cell table:style-name="ce11" office:value-type="float" office:value="78" calcext:value-type="float">
            <text:p>78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9"/>
          <table:covered-table-cell table:style-name="ce10"/>
          <table:table-cell table:style-name="ce11" office:value-type="float" office:value="87" calcext:value-type="float">
            <text:p>87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4" table:number-rows-spanned="1">
            <text:p>3. Дано трехзначное число. В нем зачеркнули первую слева цифру и приписали её в конце. Найти полученное число.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9"/>
          <table:covered-table-cell table:style-name="ce10"/>
          <table:table-cell table:style-name="ce11" office:value-type="float" office:value="367" calcext:value-type="float">
            <text:p>367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9"/>
          <table:covered-table-cell table:style-name="ce10"/>
          <table:table-cell table:style-name="ce11" office:value-type="float" office:value="673" calcext:value-type="float">
            <text:p>673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4" table:number-rows-spanned="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9"/>
          <table:covered-table-cell table:style-name="ce10"/>
          <table:table-cell table:style-name="ce11" office:value-type="float" office:value="987" calcext:value-type="float">
            <text:p>987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9"/>
          <table:covered-table-cell table:style-name="ce10"/>
          <table:table-cell table:style-name="ce11" office:value-type="float" office:value="798" calcext:value-type="float">
            <text:p>798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4" table:number-rows-spanned="1">
            <text:p>5. Дано целое число, большее 99. Найти третью от конца его цифру (так, если данное число 2345, то искомая цифра - 3)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число</text:p>
          </table:table-cell>
          <table:covered-table-cell table:style-name="ce9"/>
          <table:covered-table-cell table:style-name="ce10"/>
          <table:table-cell table:style-name="ce11" office:value-type="float" office:value="6589" calcext:value-type="float">
            <text:p>6589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9"/>
          <table:covered-table-cell table:style-name="ce10"/>
          <table:table-cell table:style-name="ce11" office:value-type="float" office:value="5" calcext:value-type="float">
            <text:p>5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4" table:number-rows-spanned="1">
            <text:p>Функции для работы с датой и временем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4" table:number-rows-spanned="1">
            <text:p>6. С начала суток прошло n секунд (n - вещественное число). Определить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число секунд n</text:p>
          </table:table-cell>
          <table:covered-table-cell table:style-name="ce9"/>
          <table:covered-table-cell table:style-name="ce10"/>
          <table:table-cell table:style-name="ce11" office:value-type="float" office:value="8456" calcext:value-type="float">
            <text:p>8456</text:p>
          </table:table-cell>
          <table:table-cell table:style-name="ce2" table:number-columns-repeated="12"/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9"/>
          <table:covered-table-cell table:style-name="ce10"/>
          <table:table-cell table:style-name="ce12" table:formula="of:=[.D35]/3600" office:value-type="float" office:value="2.34888888888889" calcext:value-type="float">
            <text:p>2</text:p>
          </table:table-cell>
          <table:table-cell table:style-name="ce2"/>
          <table:table-cell table:style-name="ce4" office:value-type="string" calcext:value-type="string" table:number-columns-spanned="6" table:number-rows-spanned="1">
            <text:p>n разделить на 3600 и округлить до ближайшего меньшего целого </text:p>
          </table:table-cell>
          <table:covered-table-cell table:number-columns-repeated="4" table:style-name="ce9"/>
          <table:covered-table-cell table:style-name="ce10"/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9"/>
          <table:covered-table-cell table:style-name="ce10"/>
          <table:table-cell table:style-name="ce11" office:value-type="float" office:value="35" calcext:value-type="float">
            <text:p>35</text:p>
          </table:table-cell>
          <table:table-cell table:style-name="ce2"/>
          <table:table-cell table:style-name="ce4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4" table:style-name="ce9"/>
          <table:covered-table-cell table:style-name="ce10"/>
          <table:table-cell table:style-name="ce2" table:number-columns-repeated="5"/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9"/>
          <table:covered-table-cell table:style-name="ce10"/>
          <table:table-cell table:style-name="ce12" table:formula="of:=[.D35]/60" office:value-type="float" office:value="140.933333333333" calcext:value-type="float">
            <text:p>141</text:p>
          </table:table-cell>
          <table:table-cell table:style-name="ce2"/>
          <table:table-cell table:style-name="ce11" table:number-columns-spanned="6" table:number-rows-spanned="1"/>
          <table:covered-table-cell table:number-columns-repeated="4" table:style-name="ce9"/>
          <table:covered-table-cell table:style-name="ce10"/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9"/>
          <table:covered-table-cell table:style-name="ce10"/>
          <table:table-cell table:style-name="ce11" office:value-type="float" office:value="93" calcext:value-type="float">
            <text:p>93</text:p>
          </table:table-cell>
          <table:table-cell table:style-name="ce2"/>
          <table:table-cell table:style-name="ce11" table:number-columns-spanned="6" table:number-rows-spanned="1"/>
          <table:covered-table-cell table:number-columns-repeated="4" table:style-name="ce9"/>
          <table:covered-table-cell table:style-name="ce10"/>
          <table:table-cell table:style-name="ce2" table:number-columns-repeated="5"/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9"/>
          <table:covered-table-cell table:style-name="ce10"/>
          <table:table-cell table:style-name="ce13" table:formula="of:=[.D38]/60" office:value-type="float" office:value="2.34888888888889" calcext:value-type="float">
            <text:p>2</text:p>
          </table:table-cell>
          <table:table-cell table:style-name="ce2"/>
          <table:table-cell table:style-name="ce11" table:number-columns-spanned="6" table:number-rows-spanned="1"/>
          <table:covered-table-cell table:number-columns-repeated="4" table:style-name="ce9"/>
          <table:covered-table-cell table:style-name="ce10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4" table:number-rows-spanned="1">
            <text:p>Задачи на обработку текста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1.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Попова</text:p>
          </table:table-cell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Инна </text:p>
          </table:table-cell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Васильевна </text:p>
          </table:table-cell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Попова Инна Васильевна</text:p>
          </table:table-cell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4" table:number-rows-spanned="1">
            <text:p>2. В результатирующей ячейке получить число символов в исходной строке текста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строку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5" office:value-type="string" calcext:value-type="string" table:number-columns-spanned="4" table:number-rows-spanned="1">
            <text:p>3. В результатирующей ячейке получить слово форма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Информатика</text:p>
          </table:table-cell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4" table:number-rows-spanned="1">
            <text:p>4. В результатирующей ячейке получить слово Комбинат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Информатика</text:p>
          </table:table-cell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4" table:number-rows-spanned="1">
            <text:p>5. В первой результатирующей ячейке получить слово Информация, во второй - Оператор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ервое слово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Информатор</text:p>
          </table:table-cell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торое слово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Операция</text:p>
          </table:table-cell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4" table:number-rows-spanned="1">
            <text:p>6. Получить текст, состоящий из фамилии и инициалов в виде Иванов Н.И.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4" table:number-rows-spanned="1">
            <text:p>Задачи с данными типа дата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1.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Число в этой дате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Месяц в этой дате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Год в этой дате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2.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1/12/2012</text:p>
          </table:table-cell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/>
          <table:table-cell table:style-name="ce6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3.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 рождения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4" table:number-rows-spanned="1">
            <text:p>Работа с диапазонами</text:p>
          </table:table-cell>
          <table:covered-table-cell table:number-columns-repeated="3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1-й комнаты:</text:p>
          </table:table-cell>
          <table:covered-table-cell table:style-name="ce9"/>
          <table:covered-table-cell table:style-name="ce10"/>
          <table:table-cell table:style-name="ce11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2-й комнаты:</text:p>
          </table:table-cell>
          <table:covered-table-cell table:style-name="ce9"/>
          <table:covered-table-cell table:style-name="ce10"/>
          <table:table-cell table:style-name="ce11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3-й комнаты:</text:p>
          </table:table-cell>
          <table:covered-table-cell table:style-name="ce9"/>
          <table:covered-table-cell table:style-name="ce10"/>
          <table:table-cell table:style-name="ce11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кухни:</text:p>
          </table:table-cell>
          <table:covered-table-cell table:style-name="ce9"/>
          <table:covered-table-cell table:style-name="ce10"/>
          <table:table-cell table:style-name="ce11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9"/>
          <table:covered-table-cell table:style-name="ce10"/>
          <table:table-cell table:style-name="ce11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9"/>
          <table:covered-table-cell table:style-name="ce10"/>
          <table:table-cell table:style-name="ce11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9"/>
          <table:covered-table-cell table:style-name="ce10"/>
          <table:table-cell table:style-name="ce11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Месяц</text:p>
          </table:table-cell>
          <table:covered-table-cell table:style-name="ce9"/>
          <table:covered-table-cell table:style-name="ce10"/>
          <table:table-cell table:style-name="ce7" office:value-type="string" calcext:value-type="string">
            <text:p>Зарплата</text:p>
          </table:table-cell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Январь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Февраль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Март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Апрель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Май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Июнь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Июль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Август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Сентябрь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Октябрь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Ноябрь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Декабрь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8" table:number-columns-spanned="3" table:number-rows-spanned="1"/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Всего за 1 квартал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Всего за 2 квартал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Всего за 1-е полугодие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Всего за 3 квартал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Всего за 4 квартал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Всего за 2 полугодие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3" table:number-rows-spanned="1">
            <text:p>Итого за год:</text:p>
          </table:table-cell>
          <table:covered-table-cell table:style-name="ce9"/>
          <table:covered-table-cell table:style-name="ce10"/>
          <table:table-cell table:style-name="ce8"/>
          <table:table-cell table:style-name="ce2" table:number-columns-repeated="12"/>
          <table:table-cell table:number-columns-repeated="1008"/>
        </table:table-row>
        <table:table-row table:style-name="ro1" table:number-rows-repeated="876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1" table:style-name="ta2">
        <table:table-column table:style-name="co1" table:number-columns-repeated="11" table:default-cell-style-name="Default"/>
        <table:table-column table:style-name="co2" table:number-columns-repeated="15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4" office:value-type="string" calcext:value-type="string" table:number-columns-spanned="5" table:number-rows-spanned="1">
            <text:p>1. Оформите фрагмент для расчета площади квадрата по известной длине его стороны:</text:p>
          </table:table-cell>
          <table:covered-table-cell table:number-columns-repeated="4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9"/>
          <table:covered-table-cell table:style-name="ce10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9"/>
          <table:covered-table-cell table:style-name="ce10"/>
          <table:table-cell table:style-name="ce15" table:formula="of:=[.D4]*[.D4]" office:value-type="float" office:value="169" calcext:value-type="float">
            <text:p>169</text:p>
          </table:table-cell>
          <table:table-cell table:style-name="ce4" office:value-type="string" calcext:value-type="string">
            <text:p>кв. 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5" table:number-rows-spanned="1">
            <text:p>2. Дано ребро куба. Найти объем куба и площадь его боковой поверхности. Решение оформить в виде:</text:p>
          </table:table-cell>
          <table:covered-table-cell table:number-columns-repeated="4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лину ребра</text:p>
          </table:table-cell>
          <table:covered-table-cell table:style-name="ce9"/>
          <table:covered-table-cell table:style-name="ce10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Объем куба равен</text:p>
          </table:table-cell>
          <table:covered-table-cell table:style-name="ce9"/>
          <table:covered-table-cell table:style-name="ce10"/>
          <table:table-cell table:style-name="ce4" table:formula="of:=[.D9]*[.D9]*[.D9]" office:value-type="float" office:value="216" calcext:value-type="float">
            <text:p>216</text:p>
          </table:table-cell>
          <table:table-cell table:style-name="ce4" office:value-type="string" calcext:value-type="string">
            <text:p>куб. 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куба равна</text:p>
          </table:table-cell>
          <table:covered-table-cell table:style-name="ce9"/>
          <table:covered-table-cell table:style-name="ce10"/>
          <table:table-cell table:style-name="ce15" table:formula="of:=[.D9]*36" office:value-type="float" office:value="216" calcext:value-type="float">
            <text:p>216</text:p>
          </table:table-cell>
          <table:table-cell table:style-name="ce4" office:value-type="string" calcext:value-type="string">
            <text:p>кв. 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5" table:number-rows-spanned="1">
            <text:p>3. Известны объем и масса тела. Определить плотность материала этого тела. Решение оформить в виде:</text:p>
          </table:table-cell>
          <table:covered-table-cell table:number-columns-repeated="4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объем тела</text:p>
          </table:table-cell>
          <table:covered-table-cell table:style-name="ce9"/>
          <table:covered-table-cell table:style-name="ce10"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куб. 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массу тела</text:p>
          </table:table-cell>
          <table:covered-table-cell table:style-name="ce9"/>
          <table:covered-table-cell table:style-name="ce10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кг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9"/>
          <table:covered-table-cell table:style-name="ce10"/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кг/куб.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5" table:number-rows-spanned="1">
            <text:p>4. Дано количество информации в байтах. Оценить это количество информации в других единицах измерения:</text:p>
          </table:table-cell>
          <table:covered-table-cell table:number-columns-repeated="4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9"/>
          <table:covered-table-cell table:style-name="ce10"/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байт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9"/>
          <table:covered-table-cell table:style-name="ce10"/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бит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9"/>
          <table:covered-table-cell table:style-name="ce10"/>
          <table:table-cell table:style-name="ce4" office:value-type="float" office:value="0.12" calcext:value-type="float">
            <text:p>0.12</text:p>
          </table:table-cell>
          <table:table-cell table:style-name="ce4" office:value-type="string" calcext:value-type="string">
            <text:p>килобайт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9"/>
          <table:covered-table-cell table:style-name="ce10"/>
          <table:table-cell table:style-name="ce4" office:value-type="float" office:value="0.00012" calcext:value-type="float">
            <text:p>0.00012</text:p>
          </table:table-cell>
          <table:table-cell table:style-name="ce11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11" table:number-rows-spanned="1">
            <text:p>5. На заводе «Прогресс» каждому сотруднику зарплату за месяц выдают дважды: сначала часть оклада в виде аванса, </text:p>
            <text:p>а по истечении месяца — остальную часть оклада. При этом при окончательном расчете удерживают также подоходный </text:p>
            <text:p>налог и профсоюзный взнос. По известному окладу сотрудника Бендера О.И.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>
            <text:p>Оклад</text:p>
          </table:table-cell>
          <table:table-cell table:style-name="ce4" office:value-type="string" calcext:value-type="string">
            <text:p>Аванс</text:p>
          </table:table-cell>
          <table:table-cell table:style-name="ce4" office:value-type="string" calcext:value-type="string">
            <text:p>Подоходный налог</text:p>
          </table:table-cell>
          <table:table-cell table:style-name="ce4" office:value-type="string" calcext:value-type="string">
            <text:p>Пенсионный налог</text:p>
          </table:table-cell>
          <table:table-cell table:style-name="ce18" office:value-type="string" calcext:value-type="string">
            <text:p>Профсоюзный взнос</text:p>
          </table:table-cell>
          <table:table-cell table:style-name="ce4" office:value-type="string" calcext:value-type="string">
            <text:p>Сумма к выдаче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11" office:value-type="float" office:value="6000" calcext:value-type="float">
            <text:p>6000</text:p>
          </table:table-cell>
          <table:table-cell table:style-name="ce15" table:formula="of:=[.A29]-0.4" office:value-type="float" office:value="5999.6" calcext:value-type="float">
            <text:p>5999.6</text:p>
          </table:table-cell>
          <table:table-cell table:style-name="ce11" table:formula="of:=([.A29]-3200-0.13)-0.01" office:value-type="float" office:value="2799.86" calcext:value-type="float">
            <text:p>2799.86</text:p>
          </table:table-cell>
          <table:table-cell table:style-name="ce11" table:formula="of:=[.A29]-0.01" office:value-type="float" office:value="5999.99" calcext:value-type="float">
            <text:p>5999.99</text:p>
          </table:table-cell>
          <table:table-cell table:style-name="ce11" table:formula="of:=[.A29]-0.01" office:value-type="float" office:value="5999.99" calcext:value-type="float">
            <text:p>5999.99</text:p>
          </table:table-cell>
          <table:table-cell table:style-name="ce11" table:formula="of:=[.A29]+[.B29]+[.C29]+[.D29]+[.E29]" office:value-type="float" office:value="26799.44" calcext:value-type="float">
            <text:p>26799.44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4" office:value-type="float" office:value="20000" calcext:value-type="float">
            <text:p>20000</text:p>
          </table:table-cell>
          <table:table-cell table:style-name="ce4" table:formula="of:=[.A30]-0.4" office:value-type="float" office:value="19999.6" calcext:value-type="float">
            <text:p>19999.6</text:p>
          </table:table-cell>
          <table:table-cell table:style-name="ce4" table:formula="of:=([.A30]-3200-0.13)-0.01" office:value-type="float" office:value="16799.86" calcext:value-type="float">
            <text:p>16799.86</text:p>
          </table:table-cell>
          <table:table-cell table:style-name="ce4" table:formula="of:=[.A30]-0.01" office:value-type="float" office:value="19999.99" calcext:value-type="float">
            <text:p>19999.99</text:p>
          </table:table-cell>
          <table:table-cell table:style-name="ce4" table:formula="of:=[.A30]-0.01" office:value-type="float" office:value="19999.99" calcext:value-type="float">
            <text:p>19999.99</text:p>
          </table:table-cell>
          <table:table-cell table:style-name="ce4" table:formula="of:=[.A30]+[.B30]+[.C30]+[.D30]+[.E30]" office:value-type="float" office:value="96799.44" calcext:value-type="float">
            <text:p>96799.44</text:p>
          </table:table-cell>
          <table:table-cell table:style-name="ce2" table:number-columns-repeated="5"/>
          <table:table-cell table:number-columns-repeated="1013"/>
        </table:table-row>
        <table:table-row table:style-name="ro1" table:number-rows-repeated="2">
          <table:table-cell table:style-name="ce3" table:number-columns-repeated="6"/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6">
          <table:table-cell table:style-name="ce6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4" office:value-type="string" calcext:value-type="string">
            <text:p>Поверхность земного шара</text:p>
          </table:table-cell>
          <table:table-cell table:style-name="ce4" office:value-type="string" calcext:value-type="string" table:number-columns-spanned="2" table:number-rows-spanned="1">
            <text:p>Северное полушарие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Южное полушарие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Земля в целом</text:p>
          </table:table-cell>
          <table:covered-table-cell table:style-name="ce10"/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1"/>
          <table:table-cell table:style-name="ce4" office:value-type="string" calcext:value-type="string">
            <text:p>в млн. кв. м.</text:p>
          </table:table-cell>
          <table:table-cell table:style-name="ce4" office:value-type="string" calcext:value-type="string">
            <text:p>в %</text:p>
          </table:table-cell>
          <table:table-cell table:style-name="ce4" office:value-type="string" calcext:value-type="string">
            <text:p>в млн. кв. м.</text:p>
          </table:table-cell>
          <table:table-cell table:style-name="ce4" office:value-type="string" calcext:value-type="string">
            <text:p>в %</text:p>
          </table:table-cell>
          <table:table-cell table:style-name="ce4" office:value-type="string" calcext:value-type="string">
            <text:p>в млн. кв. м.</text:p>
          </table:table-cell>
          <table:table-cell table:style-name="ce4" office:value-type="string" calcext:value-type="string">
            <text:p>в %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Суша</text:p>
          </table:table-cell>
          <table:table-cell table:style-name="ce4" office:value-type="float" office:value="100.41" calcext:value-type="float">
            <text:p>100.41</text:p>
          </table:table-cell>
          <table:table-cell table:style-name="ce16" office:value-type="float" office:value="67.46170384" calcext:value-type="float">
            <text:p>67.46</text:p>
          </table:table-cell>
          <table:table-cell table:style-name="ce4" office:value-type="float" office:value="48.43" calcext:value-type="float">
            <text:p>48.43</text:p>
          </table:table-cell>
          <table:table-cell table:style-name="ce16" office:value-type="float" office:value="32.53829616" calcext:value-type="float">
            <text:p>32.54</text:p>
          </table:table-cell>
          <table:table-cell table:style-name="ce4" office:value-type="float" office:value="148.84" calcext:value-type="float">
            <text:p>148.84</text:p>
          </table:table-cell>
          <table:table-cell table:style-name="ce4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Вода</text:p>
          </table:table-cell>
          <table:table-cell table:style-name="ce4" office:value-type="float" office:value="154.64" calcext:value-type="float">
            <text:p>154.64</text:p>
          </table:table-cell>
          <table:table-cell table:style-name="ce16" office:value-type="float" office:value="42.80573548" calcext:value-type="float">
            <text:p>42.81</text:p>
          </table:table-cell>
          <table:table-cell table:style-name="ce4" office:value-type="float" office:value="206.62" calcext:value-type="float">
            <text:p>206.62</text:p>
          </table:table-cell>
          <table:table-cell table:style-name="ce16" office:value-type="float" office:value="57.19426452" calcext:value-type="float">
            <text:p>57.19</text:p>
          </table:table-cell>
          <table:table-cell table:style-name="ce4" office:value-type="float" office:value="361.26" calcext:value-type="float">
            <text:p>361.26</text:p>
          </table:table-cell>
          <table:table-cell table:style-name="ce4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office:value-type="float" office:value="255.05" calcext:value-type="float">
            <text:p>255.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5.05" calcext:value-type="float">
            <text:p>255.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0.1" calcext:value-type="float">
            <text:p>510.1</text:p>
          </table:table-cell>
          <table:table-cell table:style-name="ce4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7" table:number-rows-spanned="1">
            <text:p>7. На листе приведены данные о количестве мальчиков и девочек в двух классах. Заполните формулами пустые ячейки таблицы.</text:p>
          </table:table-cell>
          <table:covered-table-cell table:number-columns-repeated="6"/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 table:number-columns-spanned="2" table:number-rows-spanned="1">
            <text:p>Класс</text:p>
          </table:table-cell>
          <table:covered-table-cell table:style-name="ce10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19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11"/>
          <table:table-cell table:style-name="ce4" office:value-type="string" calcext:value-type="string">
            <text:p>8 «А»</text:p>
          </table:table-cell>
          <table:table-cell table:style-name="ce4" office:value-type="string" calcext:value-type="string">
            <text:p>8 «Б»</text:p>
          </table:table-cell>
          <table:covered-table-cell table:style-name="ce17"/>
          <table:covered-table-cell table:style-name="ce20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мальчиков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0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>
            <text:p>девочек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26" calcext:value-type="float" table:number-columns-spanned="2" table:number-rows-spanned="1">
            <text:p>26</text:p>
          </table:table-cell>
          <table:covered-table-cell table:style-name="ce10"/>
          <table:table-cell table:style-name="ce2" table:number-columns-repeated="6"/>
          <table:table-cell table:number-columns-repeated="1013"/>
        </table:table-row>
        <table:table-row table:style-name="ro1" table:number-rows-repeated="95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33" meta:object-count="0"/>
    <meta:generator>LibreOfficeDev/6.0.5.2$Linux_X86_64 LibreOffice_project/</meta:generator>
  </office:meta>
</office:document-meta>
</file>